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06cm" draw:marker-end-width="0.06cm" draw:fill-color="#ffffff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2cm" draw:marker-start-width="0.06cm" draw:marker-end-width="0.06cm" draw:fill-color="#ffffff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ircle draw:style-name="gr1" draw:text-style-name="P1" draw:layer="layout" svg:width="1.3cm" svg:height="1.3cm" svg:x="0.348cm" svg:y="0.823cm">
              <text:p/>
            </draw:circle>
            <draw:rect draw:style-name="gr1" draw:text-style-name="P1" draw:layer="layout" svg:width="1.3cm" svg:height="0.7cm" svg:x="0.348cm" svg:y="0.823cm">
              <text:p/>
            </draw:rect>
            <draw:rect draw:style-name="gr2" draw:text-style-name="P1" draw:layer="layout" svg:width="1.279cm" svg:height="0.1cm" svg:x="0.359cm" svg:y="1.45cm">
              <text:p/>
            </draw:rect>
          </draw:g>
        </draw:g>
        <draw:line draw:style-name="gr3" draw:text-style-name="P1" draw:layer="layout" svg:x1="0.743cm" svg:y1="0.819cm" svg:x2="0.743cm" svg:y2="0.623cm">
          <text:p/>
        </draw:line>
        <draw:line draw:style-name="gr3" draw:text-style-name="P1" draw:layer="layout" svg:x1="1.284cm" svg:y1="0.829cm" svg:x2="1.284cm" svg:y2="0.633cm">
          <text:p/>
        </draw:line>
        <draw:line draw:style-name="gr3" draw:text-style-name="P1" draw:layer="layout" svg:x1="0.994cm" svg:y1="2.321cm" svg:x2="0.994cm" svg:y2="2.125cm">
          <text:p/>
        </draw:line>
        <draw:frame draw:style-name="gr4" draw:text-style-name="P2" draw:layer="layout" svg:width="0.786cm" svg:height="0.729cm" svg:x="0.886cm" svg:y="0.033cm">
          <draw:text-box>
            <text:p text:style-name="P2">Y</text:p>
          </draw:text-box>
        </draw:frame>
        <draw:line draw:style-name="gr3" draw:text-style-name="P1" draw:layer="layout" svg:x1="1.284cm" svg:y1="0.829cm" svg:x2="1.284cm" svg:y2="0.633cm">
          <text:p/>
        </draw:line>
        <draw:line draw:style-name="gr3" draw:text-style-name="P1" draw:layer="layout" svg:x1="1.284cm" svg:y1="0.829cm" svg:x2="1.284cm" svg:y2="0.633cm">
          <text:p/>
        </draw:line>
        <draw:frame draw:style-name="gr4" draw:text-style-name="P2" draw:layer="layout" svg:width="0.786cm" svg:height="0.729cm" svg:x="0.355cm" svg:y="0.034cm">
          <draw:text-box>
            <text:p text:style-name="P2"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3:32:54.67</meta:creation-date>
    <dc:date>2018-05-25T13:41:54.04</dc:date>
    <dc:creator>SSE </dc:creator>
    <meta:editing-duration>PT8M59S</meta:editing-duration>
    <meta:editing-cycles>2</meta:editing-cycles>
    <meta:generator>OpenOffice/4.1.0$Win32 OpenOffice.org_project/410m18$Build-9764</meta:generator>
    <meta:document-statistic meta:object-count="12"/>
  </office:meta>
</office:document-meta>
</file>